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b3bda" officeooo:paragraph-rsid="001b3bda" style:font-size-asian="15pt" style:font-size-complex="15pt"/>
    </style:style>
    <style:style style:name="P2" style:family="paragraph" style:parent-style-name="Standard">
      <style:text-properties fo:font-size="15pt" officeooo:rsid="001b3bda" officeooo:paragraph-rsid="001f944e" style:font-size-asian="15pt" style:font-size-complex="15pt"/>
    </style:style>
    <style:style style:name="T1" style:family="text">
      <style:text-properties officeooo:rsid="001f94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1. </text:span>import java.util.Scanner;<text:line-break/><text:line-break/>public class FactorialRecursive {<text:line-break/> public static void main(String[] args) {<text:line-break/> Scanner scanner = new Scanner(System.in);<text:line-break/> m.out.println("Enter the value of n:");<text:line-break/> int n = scanner.nextInt();<text:line-break/> factorial = calculateFactorial(n);<text:line-break/> m.out.println("The factorial of " + n + " is: " + factorial);<text:line-break/> }<text:line-break/> ublic static long calculateFactorial(int n) {<text:line-break/> if (n == 0 || n == 1) {<text:line-break/> return 1;<text:line-break/> } else {<text:line-break/> return n * calculateFactorial(n - 1);<text:line-break/> }<text:line-break/> }<text:line-break/>}</text:p>
      <text:p text:style-name="P2"/>
      <text:p text:style-name="P2"><text:span text:style-name="T1">12. import java.util.Arrays;<text:line-break/><text:line-break/>public class NthLargestNumber {<text:line-break/> public static void main(String[] args) {<text:line-break/> int[] list = {14, 67, 48, 23, 5, 62};<text:line-break/> int n = 4;<text:line-break/><text:line-break/> int nthLargest = findNthLargest(list, n);<text:line-break/><text:line-break/> System.out.println(n + "th Largest number: " + nthLargest);<text:line-break/> }<text:line-break/><text:line-break/> public static int findNthLargest(int[] arr, int n) {<text:line-break/> Arrays.sort(arr); // Sort the array in ascending order<text:line-break/> int length = arr.length;<text:line-break/><text:line-break/> if (n &gt; 0 &amp;&amp; n &lt;= length) {<text:line-break/> return arr[length - n]; // nth largest will be at index length - n<text:line-break/> } else {<text:line-break/> return Integer.MIN_VALUE; // Indicate invalid input<text:line-break/> }<text:line-break/> }<text:line-break/>}<text:line-break/></text:span><text:soft-page-break/><text:span text:style-name="T1">13. import java.util.Scanner;<text:line-break/><text:line-break/>public class BinaryToDecimalOctal {<text:line-break/> <text:s text:c="3"/>public static void main(String[] args) {<text:line-break/> <text:s text:c="7"/>Scanner scanner = new Scanner(System.in);<text:line-break/><text:line-break/> <text:s text:c="7"/>System.out.println("Enter the binary number:");<text:line-break/> <text:s text:c="7"/>String binaryNumber = scanner.nextLine();<text:line-break/><text:line-break/> <text:s text:c="7"/>int decimalNumber = convertToDecimal(binaryNumber);<text:line-break/> <text:s text:c="7"/>String octalNumber = convertToOctal(decimalNumber);<text:line-break/><text:line-break/> <text:s text:c="7"/>System.out.println("Decimal Number: " + decimalNumber);<text:line-break/> <text:s text:c="7"/>System.out.println("Octal: " + octalNumber);<text:line-break/> <text:s text:c="3"/>}<text:line-break/><text:line-break/> <text:s text:c="3"/>public static int convertToDecimal(String binaryNumber) {<text:line-break/> <text:s text:c="7"/>return Integer.parseInt(binaryNumber, 2);<text:line-break/> <text:s text:c="3"/>}<text:line-break/><text:line-break/> <text:s text:c="3"/>public static String convertToOctal(int decimalNumber) {<text:line-break/> <text:s text:c="7"/>return Integer.toOctalString(decimalNumber);<text:line-break/> <text:s text:c="3"/>}<text:line-break/>}</text:span></text:p>
      <text:p text:style-name="P2"/>
      <text:p text:style-name="P2"><text:span text:style-name="T1">14. <text:s/>import java.util.Scanner;<text:line-break/><text:line-break/>public class SpecialCharacterCounter {<text:line-break/> public static void main(String[] args) {<text:line-break/> Scanner scanner = new Scanner(System.in);<text:line-break/><text:line-break/> System.out.println("Enter the statement:");<text:line-break/> String statement = scanner.nextLine();<text:line-break/><text:line-break/> int specialCharacterCount = countSpecialCharacters(statement);<text:line-break/><text:line-break/> System.out.println("Number of special Characters: " + specialCharacterCount);<text:line-break/> }<text:line-break/><text:line-break/> public static int countSpecialCharacters(String statement) {<text:line-break/> int specialCharacterCount = 0;<text:line-break/> for (int i = 0; i &lt; statement.length(); i++) {<text:line-break/></text:span><text:soft-page-break/><text:span text:style-name="T1"> <text:s text:c="11"/>char ch = statement.charAt(i);<text:line-break/> <text:s text:c="11"/>if (!Character.isLetterOrDigit(ch) &amp;&amp; !Character.isWhitespace(ch)) {<text:line-break/> <text:s text:c="15"/>specialCharacterCount++;<text:line-break/> <text:s text:c="11"/>}<text:line-break/> <text:s text:c="7"/>}<text:line-break/> <text:s text:c="7"/>return specialCharacterCount;<text:line-break/> <text:s text:c="3"/>}<text:line-break/>}</text:span></text:p>
      <text:p text:style-name="P2"/>
      <text:p text:style-name="P2"><text:span text:style-name="T1">15. import java.util.*;<text:line-break/><text:line-break/>public class RemoveDuplicatesFromArray {<text:line-break/> public static void main(String[] args) {<text:line-break/> Scanner scanner = new Scanner(System.in);<text:line-break/> m.out.println("Enter the number of elements in array:");<text:line-break/> int n = scanner.nextInt();<text:line-break/> array = new int[n];<text:line-break/> int i = 0; i &lt; n; i++) {<text:line-break/> System.out.println("Enter element" + (i+1) + ":");<text:line-break/> array[i] = scanner.nextInt();<text:line-break/> }<text:line-break/> Integer&gt; nonDuplicateItems = removeDuplicates(array);<text:line-break/> m.out.println("Non-duplicate items:");<text:line-break/> System.out.println(nonDuplicateItems);<text:line-break/> }<text:line-break/> ublic static List&lt;Integer&gt; removeDuplicates(int[] array) {<text:line-break/> Set&lt;Integer&gt; uniqueItems = new LinkedHashSet&lt;&gt;();<text:line-break/> int num : array) {<text:line-break/> uniqueItems.add(num);<text:line-break/> }<text:line-break/> n new ArrayList&lt;&gt;(uniqueItems);<text:line-break/> }<text:line-break/>}<text:line-break/>16. <text:s text:c="2"/>import java.util.HashMap;<text:line-break/><text:line-break/>public class Bank {<text:line-break/> private static HashMap&lt;String, Double&gt; interestRates = new HashMap&lt;&gt;();<text:line-break/><text:line-break/> static {<text:line-break/> // Initializing interest rates for different banks<text:line-break/> interestRates.put("SBI", 8.4);<text:line-break/> interestRates.put("ICICI", 7.3);<text:line-break/></text:span><text:soft-page-break/><text:span text:style-name="T1"> <text:s text:c="7"/>interestRates.put("AXIS", 9.7);<text:line-break/> <text:s text:c="3"/>}<text:line-break/><text:line-break/> <text:s text:c="3"/>public static double getInterestRate(String bankName) {<text:line-break/> <text:s text:c="7"/>if (interestRates.containsKey(bankName.toUpperCase())) {<text:line-break/> <text:s text:c="11"/>return interestRates.get(bankName.toUpperCase());<text:line-break/> <text:s text:c="7"/>} else {<text:line-break/> <text:s text:c="11"/>System.out.println("Bank " + bankName + " not found. Defaulting to 0% interest.");<text:line-break/> <text:s text:c="11"/>return 0.0;<text:line-break/> <text:s text:c="7"/>}<text:line-break/> <text:s text:c="3"/>}<text:line-break/><text:line-break/> <text:s text:c="3"/>public static void main(String[] args) {<text:line-break/> <text:s text:c="7"/>// Sample input<text:line-break/> <text:s text:c="7"/>String bankName = "SBI";<text:line-break/><text:line-break/> <text:s text:c="7"/>// Getting interest rate for the given bank<text:line-break/> <text:s text:c="7"/>double interestRate = getInterestRate(bankName);<text:line-break/><text:line-break/> <text:s text:c="7"/>System.out.println("Interest rate for " + bankName + " is: " + interestRate + "%");<text:line-break/> <text:s text:c="3"/>}<text:line-break/>}</text:span></text:p>
      <text:p text:style-name="P2"/>
      <text:p text:style-name="P2"><text:span text:style-name="T1">17. <text:s/>class Superclass {<text:line-break/> int a;<text:line-break/><text:line-break/> // Parameterized constructor<text:line-break/> Superclass(int a) {<text:line-break/> this.a = a;<text:line-break/> }<text:line-break/>}<text:line-break/><text:line-break/>class Subclass extends Superclass {<text:line-break/> int b;<text:line-break/><text:line-break/> // Parameterized constructor<text:line-break/> Subclass(int a, int b) {<text:line-break/> super(a); // Calling superclass constructor<text:line-break/> this.b = b;<text:line-break/> }<text:line-break/></text:span><text:soft-page-break/><text:span text:style-name="T1"><text:line-break/> <text:s text:c="3"/>// Display method to print input values<text:line-break/> <text:s text:c="3"/>void display() {<text:line-break/> <text:s text:c="7"/>System.out.println("Values provided: " + a + ", " + b);<text:line-break/> <text:s text:c="3"/>}<text:line-break/>}<text:line-break/><text:line-break/>public class Main {<text:line-break/> <text:s text:c="3"/>public static void main(String[] args) {<text:line-break/> <text:s text:c="7"/>// Sample Input<text:line-break/> <text:s text:c="7"/>int inputA = 100;<text:line-break/> <text:s text:c="7"/>int inputB = 200;<text:line-break/><text:line-break/> <text:s text:c="7"/>// Creating an instance of Subclass<text:line-break/> <text:s text:c="7"/>Subclass obj = new Subclass(inputA, inputB);<text:line-break/><text:line-break/> <text:s text:c="7"/>// Displaying the input values provided<text:line-break/> <text:s text:c="7"/>obj.display(); // Output: 100, 200<text:line-break/> <text:s text:c="3"/>}<text:line-break/>}</text:span></text:p>
      <text:p text:style-name="P2"/>
      <text:p text:style-name="P2"><text:span text:style-name="T1">18. <text:s/>class MultiplicationTableThread extends Thread {<text:line-break/> private int number;<text:line-break/><text:line-break/> public MultiplicationTableThread(int number) {<text:line-break/> this.number = number;<text:line-break/> }<text:line-break/><text:line-break/> @Override<text:line-break/> public void run() {<text:line-break/> for (int i = 1; i &lt;= 10; i++) {<text:line-break/> System.out.println(number + " X " + i + " = " + (number * i));<text:line-break/> }<text:line-break/> }<text:line-break/>}<text:line-break/><text:line-break/>public class Main {<text:line-break/> public static void main(String[] args) {<text:line-break/> // Creating and starting threads for 5 and 10<text:line-break/> MultiplicationTableThread thread5 = new MultiplicationTableThread(5);<text:line-break/> MultiplicationTableThread thread10 = new MultiplicationTableThread(10);<text:line-break/><text:line-break/></text:span><text:soft-page-break/><text:span text:style-name="T1"> <text:s text:c="7"/>// Start the threads<text:line-break/> <text:s text:c="7"/>thread5.start();<text:line-break/> <text:s text:c="7"/>thread10.start();<text:line-break/><text:line-break/> <text:s text:c="7"/>// Wait for both threads to complete<text:line-break/> <text:s text:c="7"/>try {<text:line-break/> <text:s text:c="11"/>thread5.join();<text:line-break/> <text:s text:c="11"/>thread10.join();<text:line-break/> <text:s text:c="7"/>} catch (InterruptedException e) {<text:line-break/> <text:s text:c="11"/>e.printStackTrace();<text:line-break/> <text:s text:c="7"/>}<text:line-break/> <text:s text:c="3"/>}<text:line-break/>}</text:span></text:p>
      <text:p text:style-name="P2"/>
      <text:p text:style-name="P2"><text:span text:style-name="T1">19. <text:s/>class FibonacciGenerator implements Runnable {<text:line-break/> private int n;<text:line-break/><text:line-break/> public FibonacciGenerator(int n) {<text:line-break/> this.n = n;<text:line-break/> }<text:line-break/><text:line-break/> @Override<text:line-break/> public void run() {<text:line-break/> int a = 0, b = 1;<text:line-break/> System.out.print(a + " " + b + " ");<text:line-break/> for (int i = 2; i &lt; n; i++) {<text:line-break/> int next = a + b;<text:line-break/> System.out.print(next + " ");<text:line-break/> a = b;<text:line-break/> b = next;<text:line-break/> }<text:line-break/> }<text:line-break/>}<text:line-break/><text:line-break/>public class Main {<text:line-break/> public static void main(String[] args) {<text:line-break/> int n = 5; // Sample input<text:line-break/><text:line-break/> // Creating an instance of FibonacciGenerator with n<text:line-break/> FibonacciGenerator fibonacciGenerator = new FibonacciGenerator(n);<text:line-break/><text:line-break/> // Creating a thread with the instance of FibonacciGenerator<text:line-break/></text:span><text:soft-page-break/><text:span text:style-name="T1"> <text:s text:c="7"/>Thread thread = new Thread(fibonacciGenerator);<text:line-break/><text:line-break/> <text:s text:c="7"/>// Starting the thread<text:line-break/> <text:s text:c="7"/>thread.start();<text:line-break/> <text:s text:c="3"/>}<text:line-break/>}</text:span></text:p>
      <text:p text:style-name="P2"/>
      <text:p text:style-name="P2"><text:span text:style-name="T1">20. <text:s/>import java.util.Scanner;<text:line-break/><text:line-break/>public class SumOfNumbers {<text:line-break/> <text:s text:c="3"/>public static void main(String[] args) {<text:line-break/> <text:s text:c="7"/>Scanner scanner = new Scanner(System.in);<text:line-break/><text:line-break/> <text:s text:c="7"/>System.out.println("Enter the value of N:");<text:line-break/> <text:s text:c="7"/>int N = scanner.nextInt();<text:line-break/><text:line-break/> <text:s text:c="7"/>int[] numbers = new int[N];<text:line-break/><text:line-break/> <text:s text:c="7"/>System.out.println("Enter " + N + " numbers:");<text:line-break/> <text:s text:c="7"/>for (int i = 0; i &lt; N; i++) {<text:line-break/> <text:s text:c="11"/>numbers[i] = scanner.nextInt();<text:line-break/> <text:s text:c="7"/>}<text:line-break/><text:line-break/> <text:s text:c="7"/>int sum = findSum(numbers);<text:line-break/> <text:s text:c="7"/>System.out.println("Sum of the numbers: " + sum);<text:line-break/> <text:s text:c="3"/>}<text:line-break/><text:line-break/> <text:s text:c="3"/>public static int findSum(int[] numbers) {<text:line-break/> <text:s text:c="7"/>int sum = 0;<text:line-break/> <text:s text:c="7"/>for (int i = 0; i &lt; numbers.length; i++) {<text:line-break/> <text:s text:c="11"/>try {<text:line-break/> <text:s text:c="15"/>sum += numbers[i];<text:line-break/> <text:s text:c="11"/>} catch (ArrayIndexOutOfBoundsException e) {<text:line-break/> <text:s text:c="15"/>System.out.println("ArrayIndexOutOfBoundsException occurred!");<text:line-break/> <text:s text:c="15"/>break;<text:line-break/> <text:s text:c="11"/>}<text:line-break/> <text:s text:c="7"/>}<text:line-break/> <text:s text:c="7"/>return sum;<text:line-break/> <text:s text:c="3"/>}<text:line-break/>}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5T09:38:53.686000000</meta:creation-date>
    <dc:date>2024-02-15T10:01:12.609000000</dc:date>
    <meta:editing-duration>PT19M54S</meta:editing-duration>
    <meta:editing-cycles>3</meta:editing-cycles>
    <meta:generator>LibreOffice/7.6.0.3$Windows_X86_64 LibreOffice_project/69edd8b8ebc41d00b4de3915dc82f8f0fc3b6265</meta:generator>
    <meta:document-statistic meta:table-count="0" meta:image-count="0" meta:object-count="0" meta:page-count="7" meta:paragraph-count="8" meta:word-count="925" meta:character-count="7415" meta:non-whitespace-character-count="5613"/>
  </office:meta>
</office:document-meta>
</file>